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fo:font-weight="bold" officeooo:paragraph-rsid="0017d811" style:font-name-asian="DejaVu Math TeX Gyre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rsid="008c5cd0" officeooo:paragraph-rsid="008c5cd0" style:font-name-asian="DejaVu Math TeX Gyre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8d40c7" officeooo:paragraph-rsid="008d40c7" style:font-name-asian="Droid Sans Fallback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攪屎棍</text:p>
      <text:p text:style-name="P2"/>
      <text:p text:style-name="P4">在客家話裏</text:p>
      <text:p text:style-name="P4">攪屎棍就是搗蛋鬼的意思</text:p>
      <text:p text:style-name="P4">以前想不通兩者的關係</text:p>
      <text:p text:style-name="P5">現在恍然大悟</text:p>
      <text:p text:style-name="P5">原來這麼有哲理</text:p>
      <text:p text:style-name="P5"/>
      <text:p text:style-name="P5">這世界不就是一個大糞缸麼</text:p>
      <text:p text:style-name="P5"/>
      <text:p text:style-name="P5">黃金爲何與大便同色</text:p>
      <text:p text:style-name="P5">也許也是造物主的用意</text:p>
      <text:p text:style-name="P5">世人都愛大便</text:p>
      <text:p text:style-name="P5">這世界看似精妙絕倫</text:p>
      <text:p text:style-name="P5">建築美輪美奐</text:p>
      <text:p text:style-name="P5">金碧輝煌</text:p>
      <text:p text:style-name="P5">不過都是大便上的雕花</text:p>
      <text:p text:style-name="P5"/>
      <text:p text:style-name="P5">而我們生來的屎命</text:p>
      <text:p text:style-name="P5">就是攪屎</text:p>
      <text:p text:style-name="P5"/>
      <text:p text:style-name="P5">即使失敗</text:p>
      <text:p text:style-name="P5">沾了一身屎味</text:p>
      <text:p text:style-name="P5">也是盡興而歸</text:p>
      <text:p text:style-name="P5"/>
      <text:p text:style-name="P5">我們是歡樂的</text:p>
      <text:p text:style-name="P5">攪屎棍組合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0-15T20:44:42.625033226</dc:date>
    <meta:editing-duration>PT3H40M18S</meta:editing-duration>
    <meta:editing-cycles>133</meta:editing-cycles>
    <meta:document-statistic meta:table-count="0" meta:image-count="0" meta:object-count="0" meta:page-count="1" meta:paragraph-count="21" meta:word-count="147" meta:character-count="147" meta:non-whitespace-character-count="147"/>
  </office:meta>
</office:document-meta>
</file>